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fo:background-color="#ffff00"/>
    </style:style>
    <style:style style:name="T1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-1. Write an SQL query to fetch “FIRST_NAME” from Worker table using the alias name as &lt;WORKER_NAME&gt;.</text:p>
      <text:p text:style-name="Standard"/>
      <text:p text:style-name="Standard"><text:span text:style-name="T1">SELECT <text:line-break/> <text:s text:c="3"/>FIRST_NAME AS WORKER_NAME<text:line-break/>FROM<text:line-break/> <text:s text:c="3"/>Worker;<text:line-break/></text:span><text:line-break/>Q-2. Write an SQL query to fetch “FIRST_NAME” from Worker table in upper case.</text:p>
      <text:p text:style-name="Standard"/>
      <text:p text:style-name="Standard"><text:span text:style-name="T1">SELECT <text:line-break/> <text:s text:c="3"/>UPPER(FIRST_NAME)<text:line-break/>FROM<text:line-break/> <text:s text:c="3"/>worker;<text:line-break/></text:span><text:line-break/>Q-3. Write an SQL query to fetch unique values of DEPARTMENT from Worker table.</text:p>
      <text:p text:style-name="Standard"/>
      <text:p text:style-name="P1">SELECT DISTINCT<text:line-break/> <text:s text:c="3"/>DEPARTMENT<text:line-break/>FROM<text:line-break/> <text:s text:c="3"/>Worker;</text:p>
      <text:p text:style-name="Standard"/>
      <text:p text:style-name="Standard"><text:line-break/>Q-4. Write an SQL query to print the first three characters of <text:s/>FIRST_NAME from Worker table.</text:p>
      <text:p text:style-name="Standard"/>
      <text:p text:style-name="P1">SELECT <text:line-break/> <text:s text:c="3"/>SUBSTRING(FIRST_NAME, 1, 3)<text:line-break/>FROM<text:line-break/> <text:s text:c="3"/>worker;</text:p>
      <text:p text:style-name="Standard"><text:line-break/>Q-5. Write an SQL query to find the position of the alphabet (‘a’) in the first name column ‘Amitabh’ from Worker table.</text:p>
      <text:p text:style-name="Standard"/>
      <text:p text:style-name="P1">SELECT <text:line-break/> <text:s text:c="3"/>POSITION('a' IN FIRST_NAME)<text:line-break/>FROM<text:line-break/> <text:s text:c="3"/>worker<text:line-break/>WHERE<text:line-break/> <text:s text:c="3"/>FIRST_NAME = 'AMITABH';</text:p>
      <text:p text:style-name="Standard"><text:line-break/>Q-6. Write an SQL query to print the FIRST_NAME from Worker table after removing white spaces from the right side.</text:p>
      <text:p text:style-name="Standard"/>
      <text:p text:style-name="P1">SELECT <text:line-break/> <text:s text:c="3"/>RTRIM(FIRST_NAME)<text:line-break/>FROM<text:line-break/> <text:s text:c="3"/>worker;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Standard"><text:line-break/>Q-7. Write an SQL query to print the DEPARTMENT from Worker table after removing white spaces from the left side.</text:p>
      <text:p text:style-name="Standard"/>
      <text:p text:style-name="P1">SELECT <text:line-break/> <text:s text:c="3"/>LTRIM(DEPARTMENT)<text:line-break/>FROM<text:line-break/> <text:s text:c="3"/>worker;</text:p>
      <text:p text:style-name="Standard"><text:line-break/>Q-8. Write an SQL query that fetches the unique values of DEPARTMENT from Worker table and prints its length.</text:p>
      <text:p text:style-name="Standard"/>
      <text:p text:style-name="P1">SELECT DISTINCT<text:line-break/> <text:s text:c="3"/>DEPARTMENT, LENGTH(DEPARTMENT)<text:line-break/>FROM<text:line-break/> <text:s text:c="3"/>worker;</text:p>
      <text:p text:style-name="Standard"><text:line-break/>Q-9. Write an SQL query to print the FIRST_NAME from Worker table after replacing ‘a’ with ‘A’.</text:p>
      <text:p text:style-name="Standard"/>
      <text:p text:style-name="P1">SELECT <text:line-break/> <text:s text:c="3"/>REPLACE(FIRST_NAME, 'a', 'A')<text:line-break/>FROM<text:line-break/> <text:s text:c="3"/>worker;</text:p>
      <text:p text:style-name="Standard"><text:line-break/> Q-10.Write an SQL query to print the FIRST_NAME and LAST_NAME from Worker table into a single column COMPLETE_NAME. A space char should separate them.</text:p>
      <text:p text:style-name="Standard"/>
      <text:p text:style-name="P1">SELECT <text:line-break/> <text:s text:c="3"/>CONCAT(FIRST_NAME, ' ', LAST_NAME) AS COMPLETE_NAME<text:line-break/>FROM<text:line-break/> <text:s text:c="3"/>worker;</text:p>
      <text:p text:style-name="Standard"><text:line-break/>Q-11. Write an SQL query to print all Worker details from the Worker table order by FIRST_NAME Ascending.</text:p>
      <text:p text:style-name="Standard"/>
      <text:p text:style-name="P1">SELECT <text:line-break/> <text:s text:c="3"/>*<text:line-break/>FROM<text:line-break/> <text:s text:c="3"/>worker<text:line-break/>ORDER BY FIRST_NAME;</text:p>
      <text:p text:style-name="Standard"><text:line-break/>Q-12. Write an SQL query to print all Worker details from the Worker table order by FIRST_NAME Ascending and DEPARTMENT Descending.</text:p>
      <text:p text:style-name="Standard"/>
      <text:p text:style-name="P1">SELECT <text:line-break/> <text:s text:c="3"/>*<text:line-break/>FROM<text:line-break/> <text:s text:c="3"/>worker<text:line-break/>ORDER BY FIRST_NAME, DEPARTMENT desc;</text:p>
      <text:p text:style-name="P1"/>
      <text:p text:style-name="Standard"><text:line-break/><text:soft-page-break/>Q-13. Write an SQL query to print details for Workers with the first name as “Vipul” and “Satish” from Worker table.</text:p>
      <text:p text:style-name="Standard"/>
      <text:p text:style-name="P1">SELECT <text:line-break/> <text:s text:c="3"/>*<text:line-break/>FROM<text:line-break/> <text:s text:c="3"/>worker<text:line-break/>where FIRST_NAME ='Vipul' or FIRST_NAME ='Satish';</text:p>
      <text:p text:style-name="Standard"><text:line-break/>Q-14. Write an SQL query to print details of workers excluding first names, “Vipul” and “Satish” from Worker table.</text:p>
      <text:p text:style-name="Standard"/>
      <text:p text:style-name="P1">SELECT <text:line-break/> <text:s text:c="3"/>*<text:line-break/>FROM<text:line-break/> <text:s text:c="3"/>worker<text:line-break/>WHERE<text:line-break/> <text:s text:c="3"/>NOT FIRST_NAME = 'Vipul'<text:line-break/> <text:s text:c="7"/>AND NOT FIRST_NAME = 'Satish';</text:p>
      <text:p text:style-name="Standard"><text:line-break/>Q-15. Write an SQL query to print details of Workers with DEPARTMENT name as “Admin”.</text:p>
      <text:p text:style-name="Standard"/>
      <text:p text:style-name="P1">SELECT <text:line-break/> <text:s text:c="3"/>*<text:line-break/>FROM<text:line-break/> <text:s text:c="3"/>worker<text:line-break/>WHERE<text:line-break/> <text:s text:c="3"/>department = 'Admin';</text:p>
      <text:p text:style-name="Standard"><text:line-break/>Q-16. Write an SQL query to print details of the Workers whose FIRST_NAME contains ‘a’.</text:p>
      <text:p text:style-name="Standard"/>
      <text:p text:style-name="P1">SELECT <text:line-break/> <text:s text:c="3"/>*<text:line-break/>FROM<text:line-break/> <text:s text:c="3"/>worker<text:line-break/>WHERE<text:line-break/> <text:s text:c="3"/>FIRST_NAME LIKE '%a%'</text:p>
      <text:p text:style-name="Standard"><text:line-break/>Q-17. Write an SQL query to print details of the Workers whose FIRST_NAME ends with ‘a’.</text:p>
      <text:p text:style-name="Standard"/>
      <text:p text:style-name="P1">SELECT <text:line-break/> <text:s text:c="3"/>*<text:line-break/>FROM<text:line-break/> <text:s text:c="3"/>worker<text:line-break/>WHERE<text:line-break/> <text:s text:c="3"/>FIRST_NAME LIKE '%a'</text:p>
      <text:p text:style-name="P3"/>
      <text:p text:style-name="Standard"><text:line-break/>Q-18. Write an SQL query to print details of the Workers whose FIRST_NAME ends with ‘h’ and contains six alphabets.</text:p>
      <text:p text:style-name="Standard"/>
      <text:p text:style-name="P1">SELECT <text:line-break/> <text:s text:c="3"/>*<text:line-break/>FROM<text:line-break/> <text:s text:c="3"/>worker<text:line-break/>WHERE<text:line-break/> <text:s text:c="3"/>FIRST_NAME LIKE '_____h'</text:p>
      <text:p text:style-name="Standard"><text:line-break/>Q-19. Write an SQL query to print details of the Workers whose SALARY lies between 100000 and 500000.</text:p>
      <text:p text:style-name="Standard"/>
      <text:p text:style-name="P1">SELECT <text:line-break/> <text:s text:c="3"/>*<text:line-break/>FROM<text:line-break/> <text:s text:c="3"/>worker<text:line-break/>WHERE<text:line-break/> <text:s text:c="3"/>SALARY BETWEEN 100000 AND 500000;</text:p>
      <text:p text:style-name="Standard"><text:line-break/>Q-20. Write an SQL query to print details of the Workers who have joined in Feb’2014.</text:p>
      <text:p text:style-name="Standard"/>
      <text:p text:style-name="P1">SELECT <text:line-break/> <text:s text:c="3"/>*<text:line-break/>FROM<text:line-break/> <text:s text:c="3"/>worker<text:line-break/>WHERE<text:line-break/> <text:s text:c="3"/>YEAR(JOINING_DATE) = '2014'<text:line-break/> <text:s text:c="7"/>AND MONTH(JOINING_DATE) = '2';</text:p>
      <text:p text:style-name="Standard"><text:line-break/>Q-21. Write an SQL query to fetch the count of employees working in the department ‘Admin’.</text:p>
      <text:p text:style-name="Standard"/>
      <text:p text:style-name="P1">SELECT <text:line-break/> <text:s text:c="3"/>COUNT(WORKER_ID)<text:line-break/>FROM<text:line-break/> <text:s text:c="3"/>worker<text:line-break/>WHERE<text:line-break/> <text:s text:c="3"/>DEPARTMENT = 'Admin';</text:p>
      <text:p text:style-name="Standard"><text:line-break/>Q-22. Write an SQL query to fetch worker names with salaries &gt;= 50000 and &lt;= 100000.</text:p>
      <text:p text:style-name="Standard"/>
      <text:p text:style-name="P1">SELECT <text:line-break/> <text:s text:c="3"/>*<text:line-break/>FROM<text:line-break/> <text:s text:c="3"/>worker<text:line-break/>WHERE<text:line-break/> <text:s text:c="3"/>SALARY BETWEEN 100000 AND 500000;</text:p>
      <text:p text:style-name="P3"/>
      <text:p text:style-name="Standard"><text:line-break/>Q-23. Write an SQL query to fetch the no. of workers for each department in the descending order.</text:p>
      <text:p text:style-name="Standard"/>
      <text:p text:style-name="P1">SELECT <text:line-break/> <text:s text:c="3"/>COUNT(WORKER_ID) AS DEPT_COUNT<text:line-break/>FROM<text:line-break/> <text:s text:c="3"/>worker<text:line-break/>GROUP BY DEPARTMENT<text:line-break/>ORDER BY DEPT_COUNT DESC;</text:p>
      <text:p text:style-name="Standard"><text:line-break/>Q-24. Write an SQL query to print details of the Workers who are also Managers.</text:p>
      <text:p text:style-name="Standard"/>
      <text:p text:style-name="P1">SELECT <text:line-break/> <text:s text:c="3"/>*<text:line-break/>FROM<text:line-break/> <text:s text:c="3"/>worker<text:line-break/>WHERE<text:line-break/> <text:s text:c="3"/>WORKER_ID IN (SELECT <text:line-break/> <text:s text:c="11"/>WORKER_REF_ID<text:line-break/> <text:s text:c="7"/>FROM<text:line-break/> <text:s text:c="11"/>title<text:line-break/> <text:s text:c="7"/>WHERE<text:line-break/> <text:s text:c="11"/>WORKER_TITLE = 'Manager');</text:p>
      <text:p text:style-name="Standard"><text:line-break/>Q-25. Write an SQL query to fetch duplicate records having matching data in some fields of a table.</text:p>
      <text:p text:style-name="Standard"/>
      <text:p text:style-name="P1">SELECT<text:line-break/> <text:s text:c="3"/>*<text:line-break/>FROM<text:line-break/> <text:s text:c="3"/>bonus order by WORKER_REF_ID;</text:p>
      <text:p text:style-name="Standard"><text:line-break/>Q-26. Write an SQL query to show only odd rows from a table.</text:p>
      <text:p text:style-name="Standard"/>
      <text:p text:style-name="P1">SELECT <text:line-break/> <text:s text:c="3"/>*<text:line-break/>FROM<text:line-break/> <text:s text:c="3"/>worker<text:line-break/>WHERE<text:line-break/> <text:s text:c="3"/>worker_id % 2 != 0;</text:p>
      <text:p text:style-name="Standard"><text:line-break/>Q-27. Write an SQL query to show only even rows from a table.</text:p>
      <text:p text:style-name="Standard"/>
      <text:p text:style-name="P1">SELECT <text:line-break/> <text:s text:c="3"/>*<text:line-break/>FROM<text:line-break/> <text:s text:c="3"/>worker<text:line-break/>WHERE<text:line-break/> <text:s text:c="3"/>worker_id % 2 = 0;</text:p>
      <text:p text:style-name="Standard"/>
      <text:p text:style-name="P2"><text:line-break/>Q-28. Write an SQL query to clone a new table from another table.</text:p>
      <text:p text:style-name="Standard"/>
      <text:p text:style-name="P1">CREATE TABLE worker_1 AS SELECT * FROM<text:line-break/> <text:s text:c="3"/>worker;</text:p>
      <text:p text:style-name="Standard"><text:line-break/>Q-29. Write an SQL query to fetch intersecting records of two tables.</text:p>
      <text:p text:style-name="Standard"/>
      <text:p text:style-name="P1">SELECT DISTINCT<text:line-break/> <text:s text:c="3"/>worker_id, first_name<text:line-break/>FROM<text:line-break/> <text:s text:c="3"/>worker<text:line-break/> <text:s text:c="7"/>INNER JOIN<text:line-break/> <text:s text:c="3"/>bonus<text:line-break/>WHERE<text:line-break/> <text:s text:c="3"/>(WORKER_ID = worker_ref_id);</text:p>
      <text:p text:style-name="Standard"><text:line-break/>Q-30. Write an SQL query to show records from one table that another table does not have.</text:p>
      <text:p text:style-name="Standard"/>
      <text:p text:style-name="P1">SELECT <text:line-break/> <text:s text:c="3"/>worker_id<text:line-break/>FROM<text:line-break/> <text:s text:c="3"/>worker<text:line-break/>WHERE<text:line-break/> <text:s text:c="3"/>worker_id NOT IN (SELECT DISTINCT<text:line-break/> <text:s text:c="11"/>worker_ref_id<text:line-break/> <text:s text:c="7"/>FROM<text:line-break/> <text:s text:c="11"/>bonus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3T20:12:18.59</meta:creation-date>
    <meta:generator>OpenOffice/4.1.11$Win32 OpenOffice.org_project/4111m1$Build-9808</meta:generator>
    <meta:document-statistic meta:table-count="0" meta:image-count="0" meta:object-count="0" meta:page-count="6" meta:paragraph-count="58" meta:word-count="774" meta:character-count="5128"/>
  </office:meta>
</office:document-meta>
</file>